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0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20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06-05" table:style-name="ta1">
        <table:shapes>
          <draw:frame draw:z-index="0" draw:style-name="gr1" draw:text-style-name="P1" svg:width="159.99mm" svg:height="89.99mm" svg:x="22.47mm" svg:y="61.56mm">
            <loext:p draw:notify-on-update-of-ranges="'06-05'.C4:'06-05'.C12 '06-05'.D3:'06-05'.D3 '06-05'.D4:'06-05'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3" calcext:value-type="float">
            <text:p>3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" calcext:value-type="float">
            <text:p>5,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5.4" calcext:value-type="float">
            <text:p>5,4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2.53086419753086" calcext:value-type="float">
            <text:p>2,5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9.2780487804878" calcext:value-type="float">
            <text:p>9,2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628" calcext:value-type="float">
            <text:p>1562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8.21661409043113" calcext:value-type="float">
            <text:p>8,22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" table:style-name="ta1">
        <table:shapes>
          <draw:frame draw:z-index="0" draw:style-name="gr1" draw:text-style-name="P1" svg:width="159.99mm" svg:height="89.99mm" svg:x="22.47mm" svg:y="61.56mm">
            <loext:p draw:notify-on-update-of-ranges="'07-05'.C4:'07-05'.C12 '07-05'.D3:'07-05'.D3 '07-05'.D4:'07-05'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5" calcext:value-type="float">
            <text:p>5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.4" calcext:value-type="float">
            <text:p>5,4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1.7037037037037" calcext:value-type="float">
            <text:p>1,7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3" calcext:value-type="float">
            <text:p>3,0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5.36231884057971" calcext:value-type="float">
            <text:p>5,3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6.17297297297297" calcext:value-type="float">
            <text:p>6,17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_RANDOM" table:style-name="ta1">
        <table:shapes>
          <draw:frame draw:z-index="0" draw:style-name="gr1" draw:text-style-name="P1" svg:width="159.99mm" svg:height="89.99mm" svg:x="22.47mm" svg:y="61.56mm">
            <loext:p draw:notify-on-update-of-ranges="'07-05_RANDOM'.C4:'07-05_RANDOM'.C12 '07-05_RANDOM'.D3:'07-05_RANDOM'.D3 '07-05_RANDOM'.D4:'07-05_RANDOM'.D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,4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2.2" calcext:value-type="float">
            <text:p>2,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.2" calcext:value-type="float">
            <text:p>12,2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2.77272727272727" calcext:value-type="float">
            <text:p>2,77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,7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0.795081967213115" calcext:value-type="float">
            <text:p>0,8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2.3" calcext:value-type="float">
            <text:p>22,3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2.29896907216495" calcext:value-type="float">
            <text:p>2,3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3.85650224215247" calcext:value-type="float">
            <text:p>3,8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2.6046511627907" calcext:value-type="float">
            <text:p>2,6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07-05_CIRCLE" table:style-name="ta1">
        <table:shapes>
          <draw:frame draw:z-index="0" draw:style-name="gr1" draw:text-style-name="P1" svg:width="159.99mm" svg:height="89.99mm" svg:x="22.47mm" svg:y="61.56mm">
            <loext:p draw:notify-on-update-of-ranges="'07-05_CIRCLE'.C4:'07-05_CIRCLE'.C12 '07-05_CIRCLE'.D3:'07-05_CIRCLE'.D3 '07-05_CIRCLE'.D4:'07-05_CIRCLE'.D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4.5" calcext:value-type="float">
            <text:p>4,5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,1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3.38888888888889" calcext:value-type="float">
            <text:p>3,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.6" calcext:value-type="float">
            <text:p>40,6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6.65573770491803" calcext:value-type="float">
            <text:p>6,6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46.5" calcext:value-type="float">
            <text:p>646,5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5.923645320197" calcext:value-type="float">
            <text:p>15,9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036.8" calcext:value-type="float">
            <text:p>4036,8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6.24408352668214" calcext:value-type="float">
            <text:p>6,2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RANDOM" table:style-name="ta1">
        <table:shapes>
          <draw:frame draw:z-index="0" draw:style-name="gr1" draw:text-style-name="P1" svg:width="159.99mm" svg:height="89.99mm" svg:x="22.47mm" svg:y="61.56mm">
            <loext:p draw:notify-on-update-of-ranges="'11-05_RANDOM'.C4:'11-05_RANDOM'.C12 '11-05_RANDOM'.D3:'11-05_RANDOM'.D3 '11-05_RANDOM'.D4:'11-05_RANDOM'.D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,6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3" calcext:value-type="float">
            <text:p>3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,6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1.45454545454545" calcext:value-type="float">
            <text:p>1,4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,5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61458333333333" calcext:value-type="float">
            <text:p>1,6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8.2" calcext:value-type="float">
            <text:p>18,2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1.1741935483871" calcext:value-type="float">
            <text:p>1,1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3.4" calcext:value-type="float">
            <text:p>83,4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4.58241758241758" calcext:value-type="float">
            <text:p>4,5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3.6" calcext:value-type="float">
            <text:p>203,6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2.44124700239808" calcext:value-type="float">
            <text:p>2,4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CIRCLE" table:style-name="ta1">
        <table:shapes>
          <draw:frame draw:z-index="0" draw:style-name="gr1" draw:text-style-name="P1" svg:width="159.99mm" svg:height="89.99mm" svg:x="22.47mm" svg:y="61.56mm">
            <loext:p draw:notify-on-update-of-ranges="'11-05_CIRCLE'.C4:'11-05_CIRCLE'.C12 '11-05_CIRCLE'.D3:'11-05_CIRCLE'.D3 '11-05_CIRCLE'.D4:'11-05_CIRCLE'.D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,13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7" calcext:value-type="float">
            <text:p>0,47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2.35" calcext:value-type="float">
            <text:p>2,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13" calcext:value-type="float">
            <text:p>2,13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4.53191489361702" calcext:value-type="float">
            <text:p>4,5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33" calcext:value-type="float">
            <text:p>6,33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2.97183098591549" calcext:value-type="float">
            <text:p>2,9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9.27" calcext:value-type="float">
            <text:p>39,27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6.20379146919431" calcext:value-type="float">
            <text:p>6,2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22.07" calcext:value-type="float">
            <text:p>622,07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5.8408454290807" calcext:value-type="float">
            <text:p>15,84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550.07" calcext:value-type="float">
            <text:p>3550,07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5.70686578680856" calcext:value-type="float">
            <text:p>5,7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LINE_IN_LINE" table:style-name="ta1">
        <table:shapes>
          <draw:frame draw:z-index="0" draw:style-name="gr1" draw:text-style-name="P1" svg:width="159.99mm" svg:height="89.99mm" svg:x="22.47mm" svg:y="61.56mm">
            <loext:p draw:notify-on-update-of-ranges="'11-05_LINE_IN_LINE'.C4:'11-05_LINE_IN_LINE'.C12 '11-05_LINE_IN_LINE'.D3:'11-05_LINE_IN_LINE'.D3 '11-05_LINE_IN_LINE'.D4:'11-05_LINE_IN_LINE'.D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1.85714285714286" calcext:value-type="float">
            <text:p>1,8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,4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4.15384615384615" calcext:value-type="float">
            <text:p>4,1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.4" calcext:value-type="float">
            <text:p>35,4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6.55555555555555" calcext:value-type="float">
            <text:p>6,5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80.3" calcext:value-type="float">
            <text:p>580,3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6.3926553672316" calcext:value-type="float">
            <text:p>16,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151.2" calcext:value-type="float">
            <text:p>5151,2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8.87678786834396" calcext:value-type="float">
            <text:p>8,88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IN_TRIANGLE" table:style-name="ta1">
        <table:shapes>
          <draw:frame draw:z-index="0" draw:style-name="gr1" draw:text-style-name="P1" svg:width="159.99mm" svg:height="89.99mm" svg:x="22.47mm" svg:y="61.56mm">
            <loext:p draw:notify-on-update-of-ranges="'11-05_IN_TRIANGLE'.C4:'11-05_IN_TRIANGLE'.C12 '11-05_IN_TRIANGLE'.D3:'11-05_IN_TRIANGLE'.D3 '11-05_IN_TRIANGLE'.D4:'11-05_IN_TRIANGLE'.D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1.3" calcext:value-type="float">
            <text:p>1,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3.84615384615385" calcext:value-type="float">
            <text:p>3,8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,4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68" calcext:value-type="float">
            <text:p>1,6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9" calcext:value-type="float">
            <text:p>17,9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2.13095238095238" calcext:value-type="float">
            <text:p>2,1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.9" calcext:value-type="float">
            <text:p>74,9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4.18435754189944" calcext:value-type="float">
            <text:p>4,1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10.8" calcext:value-type="float">
            <text:p>310,8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4.14953271028037" calcext:value-type="float">
            <text:p>4,15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/>
          <table:table-cell/>
        </table:table-row>
      </table:table>
      <table:table table:name="12-05_RANDOM" table:style-name="ta1">
        <table:shapes>
          <draw:frame draw:z-index="0" draw:style-name="gr1" draw:text-style-name="P1" svg:width="159.99mm" svg:height="89.99mm" svg:x="22.47mm" svg:y="61.56mm">
            <loext:p draw:notify-on-update-of-ranges="'12-05_RANDOM'.C4:'12-05_RANDOM'.C12 '12-05_RANDOM'.D3:'12-05_RANDOM'.D3 '12-05_RANDOM'.D4:'12-05_RANDOM'.D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1" calcext:value-type="float">
            <text:p>4,1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1.24242424242424" calcext:value-type="float">
            <text:p>1,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2" calcext:value-type="float">
            <text:p>7,2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1.75609756097561" calcext:value-type="float">
            <text:p>1,7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25" calcext:value-type="float">
            <text:p>1,2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1.11111111111111" calcext:value-type="float">
            <text:p>1,1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0.8" calcext:value-type="float">
            <text:p>50,8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5.08" calcext:value-type="float">
            <text:p>5,0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4.2" calcext:value-type="float">
            <text:p>104,2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2.0511811023622" calcext:value-type="float">
            <text:p>2,05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2-05_CIRCLE" table:style-name="ta1">
        <table:shapes>
          <draw:frame draw:z-index="0" draw:style-name="gr1" draw:text-style-name="P1" svg:width="159.99mm" svg:height="89.99mm" svg:x="22.47mm" svg:y="61.56mm">
            <loext:p draw:notify-on-update-of-ranges="'12-05_CIRCLE'.C4:'12-05_CIRCLE'.C12 '12-05_CIRCLE'.D3:'12-05_CIRCLE'.D3 '12-05_CIRCLE'.D4:'12-05_CIRCLE'.D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" calcext:value-type="float">
            <text:p>5,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,9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1.96" calcext:value-type="float">
            <text:p>1,9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.9" calcext:value-type="float">
            <text:p>20,9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4.26530612244898" calcext:value-type="float">
            <text:p>4,2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40.8" calcext:value-type="float">
            <text:p>240,8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1.5215311004785" calcext:value-type="float">
            <text:p>11,5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97.5" calcext:value-type="float">
            <text:p>1397,5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5.80357142857143" calcext:value-type="float">
            <text:p>5,8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7-05_RANDOM" table:style-name="ta1">
        <table:shapes>
          <draw:frame draw:z-index="0" draw:style-name="gr1" draw:text-style-name="P1" svg:width="159.99mm" svg:height="89.99mm" svg:x="22.47mm" svg:y="61.56mm">
            <loext:p draw:notify-on-update-of-ranges="'17-05_RANDOM'.C4:'17-05_RANDOM'.C12 '17-05_RANDOM'.D3:'17-05_RANDOM'.D3 '17-05_RANDOM'.D4:'17-05_RANDOM'.D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,19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9" calcext:value-type="float">
            <text:p>0,29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1.52631578947368" calcext:value-type="float">
            <text:p>1,53</text:p>
          </table:table-cell>
          <table:table-cell/>
          <table:table-cell table:formula="of:=[.H7]/[.G7]" office:value-type="float" office:value="0.586579784693868" calcext:value-type="float">
            <text:p>0,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,64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2.20689655172414" calcext:value-type="float">
            <text:p>2,21</text:p>
          </table:table-cell>
          <table:table-cell table:style-name="ce2"/>
          <table:table-cell table:formula="of:=[.H8]/[.G8]" office:value-type="float" office:value="0.675995127351911" calcext:value-type="float">
            <text:p>0,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27" calcext:value-type="float">
            <text:p>1,27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984375" calcext:value-type="float">
            <text:p>1,98</text:p>
          </table:table-cell>
          <table:table-cell table:style-name="ce2"/>
          <table:table-cell table:formula="of:=[.H9]/[.G9]" office:value-type="float" office:value="0.842848400588572" calcext:value-type="float">
            <text:p>0,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87" calcext:value-type="float">
            <text:p>1,87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1.47244094488189" calcext:value-type="float">
            <text:p>1,47</text:p>
          </table:table-cell>
          <table:table-cell table:style-name="ce2"/>
          <table:table-cell table:formula="of:=[.H10]/[.G10]" office:value-type="float" office:value="0.639905150152988" calcext:value-type="float">
            <text:p>0,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.53" calcext:value-type="float">
            <text:p>7,53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4.02673796791444" calcext:value-type="float">
            <text:p>4,03</text:p>
          </table:table-cell>
          <table:table-cell table:style-name="ce2"/>
          <table:table-cell table:formula="of:=[.H11]/[.G11]" office:value-type="float" office:value="1.37321197849023" calcext:value-type="float">
            <text:p>1,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.87" calcext:value-type="float">
            <text:p>22,87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3.03718459495352" calcext:value-type="float">
            <text:p>3,04</text:p>
          </table:table-cell>
          <table:table-cell table:style-name="ce2"/>
          <table:table-cell table:formula="of:=[.H12]/[.G12]" office:value-type="float" office:value="1.3662116865685" calcext:value-type="float">
            <text:p>1,37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0.914125354641012" calcext:value-type="float">
            <text:p>0,91</text:p>
          </table:table-cell>
          <table:table-cell office:value-type="string" calcext:value-type="string">
            <text:p>*N</text:p>
          </table:table-cell>
        </table:table-row>
      </table:table>
      <table:table table:name="17-05_CIRCLE" table:style-name="ta1">
        <table:shapes>
          <draw:frame draw:z-index="0" draw:style-name="gr1" draw:text-style-name="P1" svg:width="159.99mm" svg:height="89.99mm" svg:x="22.47mm" svg:y="61.56mm">
            <loext:p draw:notify-on-update-of-ranges="'17-05_CIRCLE'.C4:'17-05_CIRCLE'.C12 '17-05_CIRCLE'.D3:'17-05_CIRCLE'.D3 '17-05_CIRCLE'.D4:'17-05_CIRCLE'.D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,12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3" calcext:value-type="float">
            <text:p>3,00</text:p>
          </table:table-cell>
          <table:table-cell/>
          <table:table-cell table:formula="of:=[.H7]/[.G7]" office:value-type="float" office:value="0.75" calcext:value-type="float">
            <text:p>0,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.83333333333333" calcext:value-type="float">
            <text:p>5,83</text:p>
          </table:table-cell>
          <table:table-cell table:style-name="ce2"/>
          <table:table-cell table:formula="of:=[.H8]/[.G8]" office:value-type="float" office:value="0.933333333333333" calcext:value-type="float">
            <text:p>0,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7" calcext:value-type="float">
            <text:p>3,27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4.67142857142857" calcext:value-type="float">
            <text:p>4,67</text:p>
          </table:table-cell>
          <table:table-cell table:style-name="ce2"/>
          <table:table-cell table:formula="of:=[.H9]/[.G9]" office:value-type="float" office:value="1.16785714285714" calcext:value-type="float">
            <text:p>1,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23" calcext:value-type="float">
            <text:p>17,23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5.26911314984709" calcext:value-type="float">
            <text:p>5,27</text:p>
          </table:table-cell>
          <table:table-cell table:style-name="ce2"/>
          <table:table-cell table:formula="of:=[.H10]/[.G10]" office:value-type="float" office:value="1.31727828746177" calcext:value-type="float">
            <text:p>1,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2.39" calcext:value-type="float">
            <text:p>192,39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1.165989553105" calcext:value-type="float">
            <text:p>11,17</text:p>
          </table:table-cell>
          <table:table-cell table:style-name="ce2"/>
          <table:table-cell table:formula="of:=[.H11]/[.G11]" office:value-type="float" office:value="1.78655832849681" calcext:value-type="float">
            <text:p>1,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66.71" calcext:value-type="float">
            <text:p>1366,71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7.10385155153594" calcext:value-type="float">
            <text:p>7,10</text:p>
          </table:table-cell>
          <table:table-cell table:style-name="ce2"/>
          <table:table-cell table:formula="of:=[.H12]/[.G12]" office:value-type="float" office:value="1.77596288788399" calcext:value-type="float">
            <text:p>1,7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1.28849833000551" calcext:value-type="float">
            <text:p>1,29</text:p>
          </table:table-cell>
          <table:table-cell office:value-type="string" calcext:value-type="string">
            <text:p>*N^2</text:p>
          </table:table-cell>
        </table:table-row>
      </table:table>
      <table:table table:name="19-05_RANDOM" table:style-name="ta1">
        <table:shapes>
          <draw:frame draw:z-index="0" draw:style-name="gr1" draw:text-style-name="P1" svg:width="159.99mm" svg:height="89.99mm" svg:x="14.94mm" svg:y="60.5mm">
            <loext:p draw:notify-on-update-of-ranges="'19-05_RANDOM'.C4:'19-05_RANDOM'.C13 '19-05_RANDOM'.D3:'19-05_RANDOM'.D3 '19-05_RANDOM'.D4:'19-05_RANDOM'.D1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1.3" calcext:value-type="float">
            <text:p>1,30</text:p>
          </table:table-cell>
          <table:table-cell/>
          <table:table-cell table:formula="of:=[.H7]/[.G7]" office:value-type="float" office:value="0.499604161446157" calcext:value-type="float">
            <text:p>0,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1.23076923076923" calcext:value-type="float">
            <text:p>1,23</text:p>
          </table:table-cell>
          <table:table-cell table:style-name="ce2"/>
          <table:table-cell table:formula="of:=[.H8]/[.G8]" office:value-type="float" office:value="0.376997282561643" calcext:value-type="float">
            <text:p>0,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875" calcext:value-type="float">
            <text:p>1,88</text:p>
          </table:table-cell>
          <table:table-cell table:style-name="ce2"/>
          <table:table-cell table:formula="of:=[.H9]/[.G9]" office:value-type="float" office:value="0.796392189532509" calcext:value-type="float">
            <text:p>0,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1.5" calcext:value-type="float">
            <text:p>1,50</text:p>
          </table:table-cell>
          <table:table-cell table:style-name="ce2"/>
          <table:table-cell table:formula="of:=[.H10]/[.G10]" office:value-type="float" office:value="0.651881984514141" calcext:value-type="float">
            <text:p>0,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.5" calcext:value-type="float">
            <text:p>10,5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2.33333333333333" calcext:value-type="float">
            <text:p>2,33</text:p>
          </table:table-cell>
          <table:table-cell table:style-name="ce2"/>
          <table:table-cell table:formula="of:=[.H11]/[.G11]" office:value-type="float" office:value="0.795721327952066" calcext:value-type="float">
            <text:p>0,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6.3" calcext:value-type="float">
            <text:p>26,3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2.5047619047619" calcext:value-type="float">
            <text:p>2,50</text:p>
          </table:table-cell>
          <table:table-cell table:style-name="ce2"/>
          <table:table-cell table:formula="of:=[.H12]/[.G12]" office:value-type="float" office:value="1.12671287482599" calcext:value-type="float">
            <text:p>1,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68.5" calcext:value-type="float">
            <text:p>68,5</text:p>
          </table:table-cell>
          <table:table-cell/>
          <table:table-cell table:formula="of:=[.C13]*LOG([.C13])" office:value-type="float" office:value="6602.05999132796" calcext:value-type="float">
            <text:p>6602,1</text:p>
          </table:table-cell>
          <table:table-cell table:style-name="ce1" table:formula="of:=[.F13]/[.F12]" office:value-type="float" office:value="2.20068666377599" calcext:value-type="float">
            <text:p>2,20</text:p>
          </table:table-cell>
          <table:table-cell table:style-name="ce1" table:formula="of:=[.D13]/[.D12]" office:value-type="float" office:value="2.60456273764259" calcext:value-type="float">
            <text:p>2,60</text:p>
          </table:table-cell>
          <table:table-cell table:style-name="ce2"/>
          <table:table-cell table:formula="of:=[.H13]/[.G13]" office:value-type="float" office:value="1.18352275247291" calcext:value-type="float">
            <text:p>1,1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775833224757916" calcext:value-type="float">
            <text:p>0,78</text:p>
          </table:table-cell>
          <table:table-cell office:value-type="string" calcext:value-type="string">
            <text:p>*N</text:p>
          </table:table-cell>
        </table:table-row>
      </table:table>
      <table:table table:name="19-05_CIRCLE" table:style-name="ta1">
        <table:shapes>
          <draw:frame draw:z-index="0" draw:style-name="gr1" draw:text-style-name="P1" svg:width="159.99mm" svg:height="89.99mm" svg:x="16.34mm" svg:y="60.23mm">
            <loext:p draw:notify-on-update-of-ranges="'19-05_CIRCLE'.C4:'19-05_CIRCLE'.C12 '19-05_CIRCLE'.D3:'19-05_CIRCLE'.D3 '19-05_CIRCLE'.D4:'19-05_CIRCLE'.D1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17.63mm" svg:height="82.35mm" svg:x="186.75mm" svg:y="68.79mm">
            <loext:p draw:notify-on-update-of-ranges="'19-05_CIRCLE'.M8:'19-05_CIRCLE'.M13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1.5" calcext:value-type="float">
            <text:p>1,50</text:p>
          </table:table-cell>
          <table:table-cell/>
          <table:table-cell table:formula="of:=[.H7]/[.G7]" office:value-type="float" office:value="0.375" calcext:value-type="float">
            <text:p>0,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3.33333333333333" calcext:value-type="float">
            <text:p>3,33</text:p>
          </table:table-cell>
          <table:table-cell table:style-name="ce2"/>
          <table:table-cell table:formula="of:=[.H8]/[.G8]" office:value-type="float" office:value="0.533333333333333" calcext:value-type="float">
            <text:p>0,53</text:p>
          </table:table-cell>
          <table:table-cell/>
          <table:table-cell table:formula="of:=[.C8]^2/[.C5]^2" office:value-type="float" office:value="100" calcext:value-type="float">
            <text:p>100</text:p>
          </table:table-cell>
          <table:table-cell table:style-name="ce1" table:formula="of:=[.D8]/[.D5]" office:value-type="float" office:value="10" calcext:value-type="float">
            <text:p>10,0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,8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2.8" calcext:value-type="float">
            <text:p>2,80</text:p>
          </table:table-cell>
          <table:table-cell table:style-name="ce2"/>
          <table:table-cell table:formula="of:=[.H9]/[.G9]" office:value-type="float" office:value="0.7" calcext:value-type="float">
            <text:p>0,70</text:p>
          </table:table-cell>
          <table:table-cell/>
          <table:table-cell table:formula="of:=[.C9]^2/[.C6]^2" office:value-type="float" office:value="100" calcext:value-type="float">
            <text:p>100</text:p>
          </table:table-cell>
          <table:table-cell table:style-name="ce1" table:formula="of:=[.D9]/[.D6]" office:value-type="float" office:value="14" calcext:value-type="float">
            <text:p>14,00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.2" calcext:value-type="float">
            <text:p>7,2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2.57142857142857" calcext:value-type="float">
            <text:p>2,57</text:p>
          </table:table-cell>
          <table:table-cell table:style-name="ce2"/>
          <table:table-cell table:formula="of:=[.H10]/[.G10]" office:value-type="float" office:value="0.642857142857143" calcext:value-type="float">
            <text:p>0,64</text:p>
          </table:table-cell>
          <table:table-cell/>
          <table:table-cell table:formula="of:=[.C10]^2/[.C7]^2" office:value-type="float" office:value="100" calcext:value-type="float">
            <text:p>100</text:p>
          </table:table-cell>
          <table:table-cell table:style-name="ce1" table:formula="of:=[.D10]/[.D7]" office:value-type="float" office:value="24" calcext:value-type="float">
            <text:p>24,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9.8" calcext:value-type="float">
            <text:p>69,8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9.69444444444444" calcext:value-type="float">
            <text:p>9,69</text:p>
          </table:table-cell>
          <table:table-cell table:style-name="ce2"/>
          <table:table-cell table:formula="of:=[.H11]/[.G11]" office:value-type="float" office:value="1.55111111111111" calcext:value-type="float">
            <text:p>1,55</text:p>
          </table:table-cell>
          <table:table-cell/>
          <table:table-cell table:formula="of:=[.C11]^2/[.C8]^2" office:value-type="float" office:value="100" calcext:value-type="float">
            <text:p>100</text:p>
          </table:table-cell>
          <table:table-cell table:style-name="ce1" table:formula="of:=[.D11]/[.D8]" office:value-type="float" office:value="69.8" calcext:value-type="float">
            <text:p>69,80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76.1" calcext:value-type="float">
            <text:p>576,1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8.25358166189112" calcext:value-type="float">
            <text:p>8,25</text:p>
          </table:table-cell>
          <table:table-cell table:style-name="ce2"/>
          <table:table-cell table:formula="of:=[.H12]/[.G12]" office:value-type="float" office:value="2.06339541547278" calcext:value-type="float">
            <text:p>2,06</text:p>
          </table:table-cell>
          <table:table-cell/>
          <table:table-cell table:formula="of:=[.C12]^2/[.C9]^2" office:value-type="float" office:value="100" calcext:value-type="float">
            <text:p>100</text:p>
          </table:table-cell>
          <table:table-cell table:style-name="ce1" table:formula="of:=[.D12]/[.D9]" office:value-type="float" office:value="205.75" calcext:value-type="float">
            <text:p>205,75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357.1" calcext:value-type="float">
            <text:p>3357,1</text:p>
          </table:table-cell>
          <table:table-cell/>
          <table:table-cell table:formula="of:=[.C13]^2" office:value-type="float" office:value="4000000" calcext:value-type="float">
            <text:p>4000000,0</text:p>
          </table:table-cell>
          <table:table-cell table:style-name="ce1" table:formula="of:=[.F13]/[.F12]" office:value-type="float" office:value="4" calcext:value-type="float">
            <text:p>4,00</text:p>
          </table:table-cell>
          <table:table-cell table:style-name="ce1" table:formula="of:=[.D13]/[.D12]" office:value-type="float" office:value="5.82728692935254" calcext:value-type="float">
            <text:p>5,83</text:p>
          </table:table-cell>
          <table:table-cell table:style-name="ce2"/>
          <table:table-cell table:formula="of:=[.H13]/[.G13]" office:value-type="float" office:value="1.45682173233814" calcext:value-type="float">
            <text:p>1,46</text:p>
          </table:table-cell>
          <table:table-cell/>
          <table:table-cell table:formula="of:=[.C13]^2/[.C10]^2" office:value-type="float" office:value="100" calcext:value-type="float">
            <text:p>100</text:p>
          </table:table-cell>
          <table:table-cell table:style-name="ce1" table:formula="of:=[.D13]/[.D10]" office:value-type="float" office:value="466.263888888889" calcext:value-type="float">
            <text:p>466,2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1.04607410501607" calcext:value-type="float">
            <text:p>1,05</text:p>
          </table:table-cell>
          <table:table-cell office:value-type="string" calcext:value-type="string">
            <text:p>*N^2</text:p>
          </table:table-cell>
          <table:table-cell table:number-columns-repeated="2"/>
        </table:table-row>
      </table:table>
      <table:table table:name="28_08_16_CIRCLE_2" table:style-name="ta1">
        <table:shapes>
          <draw:frame draw:z-index="0" draw:style-name="gr1" draw:text-style-name="P1" svg:width="159.99mm" svg:height="89.99mm" svg:x="16.34mm" svg:y="60.23mm">
            <loext:p draw:notify-on-update-of-ranges="28_08_16_CIRCLE_2.C4:28_08_16_CIRCLE_2.C12 28_08_16_CIRCLE_2.D3:28_08_16_CIRCLE_2.D3 28_08_16_CIRCLE_2.D4:28_08_16_CIRCLE_2.D1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17.63mm" svg:height="82.35mm" svg:x="186.75mm" svg:y="68.79mm">
            <loext:p draw:notify-on-update-of-ranges="28_08_16_CIRCLE_2.M8:28_08_16_CIRCLE_2.M13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,26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,19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1" calcext:value-type="float">
            <text:p>0,31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1.72222222222222" calcext:value-type="float">
            <text:p>1,72</text:p>
          </table:table-cell>
          <table:table-cell/>
          <table:table-cell table:formula="of:=[.H7]/[.G7]" office:value-type="float" office:value="0.430555555555556" calcext:value-type="float">
            <text:p>0,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3" calcext:value-type="float">
            <text:p>0,63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2.03225806451613" calcext:value-type="float">
            <text:p>2,03</text:p>
          </table:table-cell>
          <table:table-cell table:style-name="ce2"/>
          <table:table-cell table:formula="of:=[.H8]/[.G8]" office:value-type="float" office:value="0.325161290322581" calcext:value-type="float">
            <text:p>0,33</text:p>
          </table:table-cell>
          <table:table-cell/>
          <table:table-cell table:formula="of:=[.C8]^2/[.C5]^2" office:value-type="float" office:value="100" calcext:value-type="float">
            <text:p>100</text:p>
          </table:table-cell>
          <table:table-cell table:style-name="ce1" table:formula="of:=[.D8]/[.D5]" office:value-type="float" office:value="3.31578947368421" calcext:value-type="float">
            <text:p>3,3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1.58730158730159" calcext:value-type="float">
            <text:p>1,59</text:p>
          </table:table-cell>
          <table:table-cell table:style-name="ce2"/>
          <table:table-cell table:formula="of:=[.H9]/[.G9]" office:value-type="float" office:value="0.396825396825397" calcext:value-type="float">
            <text:p>0,40</text:p>
          </table:table-cell>
          <table:table-cell/>
          <table:table-cell table:formula="of:=[.C9]^2/[.C6]^2" office:value-type="float" office:value="100" calcext:value-type="float">
            <text:p>100</text:p>
          </table:table-cell>
          <table:table-cell table:style-name="ce1" table:formula="of:=[.D9]/[.D6]" office:value-type="float" office:value="5.55555555555556" calcext:value-type="float">
            <text:p>5,56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21" calcext:value-type="float">
            <text:p>1,21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1.21" calcext:value-type="float">
            <text:p>1,21</text:p>
          </table:table-cell>
          <table:table-cell table:style-name="ce2"/>
          <table:table-cell table:formula="of:=[.H10]/[.G10]" office:value-type="float" office:value="0.3025" calcext:value-type="float">
            <text:p>0,30</text:p>
          </table:table-cell>
          <table:table-cell/>
          <table:table-cell table:formula="of:=[.C10]^2/[.C7]^2" office:value-type="float" office:value="100" calcext:value-type="float">
            <text:p>100</text:p>
          </table:table-cell>
          <table:table-cell table:style-name="ce1" table:formula="of:=[.D10]/[.D7]" office:value-type="float" office:value="3.90322580645161" calcext:value-type="float">
            <text:p>3,9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.26" calcext:value-type="float">
            <text:p>4,26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3.52066115702479" calcext:value-type="float">
            <text:p>3,52</text:p>
          </table:table-cell>
          <table:table-cell table:style-name="ce2"/>
          <table:table-cell table:formula="of:=[.H11]/[.G11]" office:value-type="float" office:value="0.563305785123967" calcext:value-type="float">
            <text:p>0,56</text:p>
          </table:table-cell>
          <table:table-cell/>
          <table:table-cell table:formula="of:=[.C11]^2/[.C8]^2" office:value-type="float" office:value="100" calcext:value-type="float">
            <text:p>100</text:p>
          </table:table-cell>
          <table:table-cell table:style-name="ce1" table:formula="of:=[.D11]/[.D8]" office:value-type="float" office:value="6.76190476190476" calcext:value-type="float">
            <text:p>6,76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.49" calcext:value-type="float">
            <text:p>4,49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1.05399061032864" calcext:value-type="float">
            <text:p>1,05</text:p>
          </table:table-cell>
          <table:table-cell table:style-name="ce2"/>
          <table:table-cell table:formula="of:=[.H12]/[.G12]" office:value-type="float" office:value="0.26349765258216" calcext:value-type="float">
            <text:p>0,26</text:p>
          </table:table-cell>
          <table:table-cell/>
          <table:table-cell table:formula="of:=[.C12]^2/[.C9]^2" office:value-type="float" office:value="100" calcext:value-type="float">
            <text:p>100</text:p>
          </table:table-cell>
          <table:table-cell table:style-name="ce1" table:formula="of:=[.D12]/[.D9]" office:value-type="float" office:value="4.49" calcext:value-type="float">
            <text:p>4,49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2.63" calcext:value-type="float">
            <text:p>12,63</text:p>
          </table:table-cell>
          <table:table-cell/>
          <table:table-cell table:formula="of:=[.C13]^2" office:value-type="float" office:value="4000000" calcext:value-type="float">
            <text:p>4000000,0</text:p>
          </table:table-cell>
          <table:table-cell table:style-name="ce1" table:formula="of:=[.F13]/[.F12]" office:value-type="float" office:value="4" calcext:value-type="float">
            <text:p>4,00</text:p>
          </table:table-cell>
          <table:table-cell table:style-name="ce1" table:formula="of:=[.D13]/[.D12]" office:value-type="float" office:value="2.81291759465479" calcext:value-type="float">
            <text:p>2,81</text:p>
          </table:table-cell>
          <table:table-cell table:style-name="ce2"/>
          <table:table-cell table:formula="of:=[.H13]/[.G13]" office:value-type="float" office:value="0.703229398663697" calcext:value-type="float">
            <text:p>0,70</text:p>
          </table:table-cell>
          <table:table-cell/>
          <table:table-cell table:formula="of:=[.C13]^2/[.C10]^2" office:value-type="float" office:value="100" calcext:value-type="float">
            <text:p>100</text:p>
          </table:table-cell>
          <table:table-cell table:style-name="ce1" table:formula="of:=[.D13]/[.D10]" office:value-type="float" office:value="10.4380165289256" calcext:value-type="float">
            <text:p>10,4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42643929701048" calcext:value-type="float">
            <text:p>0,43</text:p>
          </table:table-cell>
          <table:table-cell office:value-type="string" calcext:value-type="string">
            <text:p>*N^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.00.0000</text:date>, <text:time style:data-style-name="N2" text:time-value="16:45:47.7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34:47.688894249</meta:creation-date>
    <dc:date>2016-08-24T16:48:38.019000000</dc:date>
    <meta:editing-duration>PT3H14M10S</meta:editing-duration>
    <meta:editing-cycles>20</meta:editing-cycles>
    <meta:generator>LibreOffice/5.1.1.3$Windows_x86 LibreOffice_project/89f508ef3ecebd2cfb8e1def0f0ba9a803b88a6d</meta:generator>
    <meta:document-statistic meta:table-count="15" meta:cell-count="752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6-05'.C4:'06-05'.D12 '06-05'.D3:'06-05'.D3" chart:data-source-has-labels="row" svg:x="0.32cm" svg:y="0.18cm" svg:width="13.275cm" svg:height="8.64cm">
          <chartooo:coordinate-region svg:x="1.312cm" svg:y="0.379cm" svg:width="11.7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6-05'.D4:'06-05'.D12" chart:label-cell-address="'06-05'.D3:'06-05'.D3" chart:class="chart:scatter">
            <chart:domain table:cell-range-address="'06-05'.C4:'06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6-05'.D3:'06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6-05'.C4:'06-05'.C12</svg:desc>
                </draw:g>
              </table:table-cell>
              <table:table-cell office:value-type="float" office:value="0">
                <text:p>0</text:p>
                <draw:g>
                  <svg:desc>'06-05'.D4:'06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5628">
                <text:p>1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2-05_CIRCLE'.C4:'12-05_CIRCLE'.D12 '12-05_CIRCLE'.D3:'12-05_CIRCLE'.D3" chart:data-source-has-labels="row" svg:x="0.32cm" svg:y="0.18cm" svg:width="13.275cm" svg:height="8.64cm">
          <chartooo:coordinate-region svg:x="1.127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CIRCLE'.D4:'12-05_CIRCLE'.D12" chart:label-cell-address="'12-05_CIRCLE'.D3:'12-05_CIRCLE'.D3" chart:class="chart:scatter">
            <chart:domain table:cell-range-address="'12-05_CIRCLE'.C4:'12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CIRCLE'.D3:'12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CIRCLE'.C4:'12-05_CIRCLE'.C12</svg:desc>
                </draw:g>
              </table:table-cell>
              <table:table-cell office:value-type="float" office:value="0.1">
                <text:p>0.1</text:p>
                <draw:g>
                  <svg:desc>'12-05_CIRCLE'.D4:'12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97.5">
                <text:p>1397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7-05_RANDOM'.C4:'17-05_RANDOM'.D12 '17-05_RANDOM'.D3:'17-05_RANDOM'.D3" chart:data-source-has-labels="row" svg:x="0.32cm" svg:y="0.18cm" svg:width="13.275cm" svg:height="8.64cm">
          <chartooo:coordinate-region svg:x="0.941cm" svg:y="0.379cm" svg:width="12.2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RANDOM'.D4:'17-05_RANDOM'.D12" chart:label-cell-address="'17-05_RANDOM'.D3:'17-05_RANDOM'.D3" chart:class="chart:scatter">
            <chart:domain table:cell-range-address="'17-05_RANDOM'.C4:'1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RANDOM'.D3:'1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RANDOM'.C4:'17-05_RANDOM'.C12</svg:desc>
                </draw:g>
              </table:table-cell>
              <table:table-cell office:value-type="float" office:value="0.05">
                <text:p>0.05</text:p>
                <draw:g>
                  <svg:desc>'17-05_RANDOM'.D4:'1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.87">
                <text:p>22.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7-05_CIRCLE'.C4:'17-05_CIRCLE'.D12 '17-05_CIRCLE'.D3:'17-05_CIRCLE'.D3" chart:data-source-has-labels="row" svg:x="0.32cm" svg:y="0.18cm" svg:width="13.275cm" svg:height="8.64cm">
          <chartooo:coordinate-region svg:x="1.127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CIRCLE'.D4:'17-05_CIRCLE'.D12" chart:label-cell-address="'17-05_CIRCLE'.D3:'17-05_CIRCLE'.D3" chart:class="chart:scatter">
            <chart:domain table:cell-range-address="'17-05_CIRCLE'.C4:'1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CIRCLE'.D3:'1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CIRCLE'.C4:'17-05_CIRCLE'.C12</svg:desc>
                </draw:g>
              </table:table-cell>
              <table:table-cell office:value-type="float" office:value="0.001">
                <text:p>0.001</text:p>
                <draw:g>
                  <svg:desc>'17-05_CIRCLE'.D4:'1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2.39">
                <text:p>192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66.71">
                <text:p>1366.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9-05_RANDOM'.C4:'19-05_RANDOM'.D13 '19-05_RANDOM'.D3:'19-05_RANDOM'.D3" chart:data-source-has-labels="row" svg:x="0.32cm" svg:y="0.18cm" svg:width="13.275cm" svg:height="8.64cm">
          <chartooo:coordinate-region svg:x="0.941cm" svg:y="0.379cm" svg:width="12.2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RANDOM'.D4:'19-05_RANDOM'.D13" chart:label-cell-address="'19-05_RANDOM'.D3:'19-05_RANDOM'.D3" chart:class="chart:scatter">
            <chart:domain table:cell-range-address="'19-05_RANDOM'.C4:'19-05_RANDOM'.C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RANDOM'.D3:'19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RANDOM'.C4:'19-05_RANDOM'.C13</svg:desc>
                </draw:g>
              </table:table-cell>
              <table:table-cell office:value-type="float" office:value="0.7">
                <text:p>0.7</text:p>
                <draw:g>
                  <svg:desc>'19-05_RANDOM'.D4:'19-05_RANDOM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68.5">
                <text:p>68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9-05_CIRCLE'.C4:'19-05_CIRCLE'.D12 '19-05_CIRCLE'.D3:'19-05_CIRCLE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CIRCLE'.D4:'19-05_CIRCLE'.D12" chart:label-cell-address="'19-05_CIRCLE'.D3:'19-05_CIRCLE'.D3" chart:class="chart:scatter">
            <chart:domain table:cell-range-address="'19-05_CIRCLE'.C4:'19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CIRCLE'.D3:'19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CIRCLE'.C4:'19-05_CIRCLE'.C12</svg:desc>
                </draw:g>
              </table:table-cell>
              <table:table-cell office:value-type="float" office:value="0.001">
                <text:p>0.001</text:p>
                <draw:g>
                  <svg:desc>'19-05_CIRCLE'.D4:'19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76.1">
                <text:p>576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4cm" svg:height="8.236cm" xlink:href=".." xlink:type="simple" chart:class="chart:bar" chart:style-name="ch1">
        <chart:legend chart:legend-position="end" svg:x="9.448cm" svg:y="3.819cm" style:legend-expansion="high" chart:style-name="ch2"/>
        <chart:plot-area chart:style-name="ch3" table:cell-range-address="'19-05_CIRCLE'.M8:'19-05_CIRCLE'.M13" svg:x="0.235cm" svg:y="0.164cm" svg:width="8.978cm" svg:height="7.908cm">
          <chartooo:coordinate-region svg:x="1.518cm" svg:y="0.363cm" svg:width="7.695cm" svg:height="7.0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9-05_CIRCLE'.M8:'19-05_CIRCLE'.M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19-05_CIRCLE'.M8:'19-05_CIRCLE'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.75">
                <text:p>205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.263888888889">
                <text:p>466.26388888888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28_08_16_CIRCLE_2.C4:28_08_16_CIRCLE_2.D12 28_08_16_CIRCLE_2.D3:28_08_16_CIRCLE_2.D3" chart:data-source-has-labels="row" svg:x="0.32cm" svg:y="0.18cm" svg:width="13.275cm" svg:height="8.64cm">
          <chartooo:coordinate-region svg:x="1.047cm" svg:y="0.379cm" svg:width="12.1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8_08_16_CIRCLE_2.D4:28_08_16_CIRCLE_2.D12" chart:label-cell-address="28_08_16_CIRCLE_2.D3:28_08_16_CIRCLE_2.D3" chart:class="chart:scatter">
            <chart:domain table:cell-range-address="28_08_16_CIRCLE_2.C4:28_08_16_CIRCLE_2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28_08_16_CIRCLE_2.D3:28_08_16_CIRCLE_2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28_08_16_CIRCLE_2.C4:28_08_16_CIRCLE_2.C12</svg:desc>
                </draw:g>
              </table:table-cell>
              <table:table-cell office:value-type="float" office:value="0.26">
                <text:p>0.26</text:p>
                <draw:g>
                  <svg:desc>28_08_16_CIRCLE_2.D4:28_08_16_CIRCLE_2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.49">
                <text:p>4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4cm" svg:height="8.236cm" xlink:href=".." xlink:type="simple" chart:class="chart:bar" chart:style-name="ch1">
        <chart:legend chart:legend-position="end" svg:x="9.448cm" svg:y="3.819cm" style:legend-expansion="high" chart:style-name="ch2"/>
        <chart:plot-area chart:style-name="ch3" table:cell-range-address="28_08_16_CIRCLE_2.M8:28_08_16_CIRCLE_2.M13" svg:x="0.235cm" svg:y="0.164cm" svg:width="8.978cm" svg:height="7.908cm">
          <chartooo:coordinate-region svg:x="1.333cm" svg:y="0.364cm" svg:width="7.88cm" svg:height="7.0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8_08_16_CIRCLE_2.M8:28_08_16_CIRCLE_2.M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1578947368421">
                <text:p>3.31578947368421</text:p>
                <draw:g>
                  <svg:desc>28_08_16_CIRCLE_2.M8:28_08_16_CIRCLE_2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0322580645161">
                <text:p>3.90322580645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6190476190476">
                <text:p>6.76190476190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380165289256">
                <text:p>10.438016528925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'.C4:'07-05'.D12 '07-05'.D3:'07-05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'.D4:'07-05'.D12" chart:label-cell-address="'07-05'.D3:'07-05'.D3" chart:class="chart:scatter">
            <chart:domain table:cell-range-address="'07-05'.C4:'07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'.D3:'07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'.C4:'07-05'.C12</svg:desc>
                </draw:g>
              </table:table-cell>
              <table:table-cell office:value-type="float" office:value="0">
                <text:p>0</text:p>
                <draw:g>
                  <svg:desc>'07-05'.D4:'07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568">
                <text:p>4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_RANDOM'.C4:'07-05_RANDOM'.D12 '07-05_RANDOM'.D3:'07-05_RANDOM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RANDOM'.D4:'07-05_RANDOM'.D12" chart:label-cell-address="'07-05_RANDOM'.D3:'07-05_RANDOM'.D3" chart:class="chart:scatter">
            <chart:domain table:cell-range-address="'07-05_RANDOM'.C4:'0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RANDOM'.D3:'0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RANDOM'.C4:'07-05_RANDOM'.C12</svg:desc>
                </draw:g>
              </table:table-cell>
              <table:table-cell office:value-type="float" office:value="1.7">
                <text:p>1.7</text:p>
                <draw:g>
                  <svg:desc>'07-05_RANDOM'.D4:'0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_CIRCLE'.C4:'07-05_CIRCLE'.D12 '07-05_CIRCLE'.D3:'07-05_CIRCL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CIRCLE'.D4:'07-05_CIRCLE'.D12" chart:label-cell-address="'07-05_CIRCLE'.D3:'07-05_CIRCLE'.D3" chart:class="chart:scatter">
            <chart:domain table:cell-range-address="'07-05_CIRCLE'.C4:'0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CIRCLE'.D3:'0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CIRCLE'.C4:'07-05_CIRCLE'.C12</svg:desc>
                </draw:g>
              </table:table-cell>
              <table:table-cell office:value-type="float" office:value="0.1">
                <text:p>0.1</text:p>
                <draw:g>
                  <svg:desc>'07-05_CIRCLE'.D4:'0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46.5">
                <text:p>64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036.8">
                <text:p>403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RANDOM'.C4:'11-05_RANDOM'.D12 '11-05_RANDOM'.D3:'11-05_RANDOM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RANDOM'.D4:'11-05_RANDOM'.D12" chart:label-cell-address="'11-05_RANDOM'.D3:'11-05_RANDOM'.D3" chart:class="chart:scatter">
            <chart:domain table:cell-range-address="'11-05_RANDOM'.C4:'11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RANDOM'.D3:'11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RANDOM'.C4:'11-05_RANDOM'.C12</svg:desc>
                </draw:g>
              </table:table-cell>
              <table:table-cell office:value-type="float" office:value="1.3">
                <text:p>1.3</text:p>
                <draw:g>
                  <svg:desc>'11-05_RANDOM'.D4:'11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03.6">
                <text:p>203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CIRCLE'.C4:'11-05_CIRCLE'.D12 '11-05_CIRCLE'.D3:'11-05_CIRCL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CIRCLE'.D4:'11-05_CIRCLE'.D12" chart:label-cell-address="'11-05_CIRCLE'.D3:'11-05_CIRCLE'.D3" chart:class="chart:scatter">
            <chart:domain table:cell-range-address="'11-05_CIRCLE'.C4:'11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CIRCLE'.D3:'11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CIRCLE'.C4:'11-05_CIRCLE'.C12</svg:desc>
                </draw:g>
              </table:table-cell>
              <table:table-cell office:value-type="float" office:value="0">
                <text:p>0</text:p>
                <draw:g>
                  <svg:desc>'11-05_CIRCLE'.D4:'11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9.27">
                <text:p>39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22.07">
                <text:p>622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550.07">
                <text:p>3550.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LINE_IN_LINE'.C4:'11-05_LINE_IN_LINE'.D12 '11-05_LINE_IN_LINE'.D3:'11-05_LINE_IN_LIN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LINE_IN_LINE'.D4:'11-05_LINE_IN_LINE'.D12" chart:label-cell-address="'11-05_LINE_IN_LINE'.D3:'11-05_LINE_IN_LINE'.D3" chart:class="chart:scatter">
            <chart:domain table:cell-range-address="'11-05_LINE_IN_LINE'.C4:'11-05_LINE_IN_LIN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LINE_IN_LINE'.D3:'11-05_LINE_IN_LIN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LINE_IN_LINE'.C4:'11-05_LINE_IN_LINE'.C12</svg:desc>
                </draw:g>
              </table:table-cell>
              <table:table-cell office:value-type="float" office:value="0.1">
                <text:p>0.1</text:p>
                <draw:g>
                  <svg:desc>'11-05_LINE_IN_LINE'.D4:'11-05_LINE_IN_LIN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80.3">
                <text:p>5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151.2">
                <text:p>5151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IN_TRIANGLE'.C4:'11-05_IN_TRIANGLE'.D12 '11-05_IN_TRIANGLE'.D3:'11-05_IN_TRIANGLE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IN_TRIANGLE'.D4:'11-05_IN_TRIANGLE'.D12" chart:label-cell-address="'11-05_IN_TRIANGLE'.D3:'11-05_IN_TRIANGLE'.D3" chart:class="chart:scatter">
            <chart:domain table:cell-range-address="'11-05_IN_TRIANGLE'.C4:'11-05_IN_TRIANG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IN_TRIANGLE'.D3:'11-05_IN_TRIANG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IN_TRIANGLE'.C4:'11-05_IN_TRIANGLE'.C12</svg:desc>
                </draw:g>
              </table:table-cell>
              <table:table-cell office:value-type="float" office:value="0.1">
                <text:p>0.1</text:p>
                <draw:g>
                  <svg:desc>'11-05_IN_TRIANGLE'.D4:'11-05_IN_TRIANG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10.8">
                <text:p>310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2-05_RANDOM'.C4:'12-05_RANDOM'.D12 '12-05_RANDOM'.D3:'12-05_RANDOM'.D3" chart:data-source-has-labels="row" svg:x="0.32cm" svg:y="0.18cm" svg:width="13.275cm" svg:height="8.64cm">
          <chartooo:coordinate-region svg:x="0.941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RANDOM'.D4:'12-05_RANDOM'.D12" chart:label-cell-address="'12-05_RANDOM'.D3:'12-05_RANDOM'.D3" chart:class="chart:scatter">
            <chart:domain table:cell-range-address="'12-05_RANDOM'.C4:'12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RANDOM'.D3:'12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RANDOM'.C4:'12-05_RANDOM'.C12</svg:desc>
                </draw:g>
              </table:table-cell>
              <table:table-cell office:value-type="float" office:value="2">
                <text:p>2</text:p>
                <draw:g>
                  <svg:desc>'12-05_RANDOM'.D4:'12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4.2">
                <text:p>104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